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40000037F496C390D3808F7F8.png" manifest:media-type="image/png"/>
  <manifest:file-entry manifest:full-path="Pictures/100000000000026E0000034D2DBE58E88153F8D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67cm" svg:height="18.999cm" svg:x="0.75cm" svg:y="1cm">
          <draw:image xlink:href="Pictures/10000000000002840000037F496C390D3808F7F8.png" xlink:type="simple" xlink:show="embed" xlink:actuate="onLoad" draw:mime-type="image/png">
            <text:p/>
          </draw:image>
        </draw:frame>
        <draw:frame draw:style-name="gr1" draw:text-style-name="P1" draw:layer="layout" svg:width="13.984cm" svg:height="18.999cm" svg:x="15.051cm" svg:y="1cm">
          <draw:image xlink:href="Pictures/100000000000026E0000034D2DBE58E88153F8DB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MY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22T16:28:24.400000000</meta:creation-date>
    <dc:date>2022-11-22T16:30:48.306000000</dc:date>
    <meta:editing-duration>PT15S</meta:editing-duration>
    <meta:editing-cycles>1</meta:editing-cycles>
    <meta:document-statistic meta:object-count="2"/>
    <meta:generator>LibreOffice/7.2.2.2$Windows_X86_64 LibreOffice_project/02b2acce88a210515b4a5bb2e46cbfb63fe97d56</meta:generator>
  </office:meta>
</office:document-meta>
</file>